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8eb37" officeooo:paragraph-rsid="0018eb37"/>
    </style:style>
    <style:style style:name="P2" style:family="paragraph" style:parent-style-name="Standard">
      <style:text-properties style:font-name="Arial1" officeooo:paragraph-rsid="0018eb37"/>
    </style:style>
    <style:style style:name="P3" style:family="paragraph" style:parent-style-name="Standard">
      <style:text-properties style:font-name="Arial1" fo:font-weight="normal" officeooo:paragraph-rsid="0018eb37" style:font-weight-asian="normal" style:font-weight-complex="normal"/>
    </style:style>
    <style:style style:name="P4" style:family="paragraph" style:parent-style-name="Standard">
      <style:text-properties style:font-name="Arial1" fo:font-weight="normal" officeooo:rsid="001b44cc" officeooo:paragraph-rsid="001cd9b7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1cd9b7" officeooo:paragraph-rsid="001cd9b7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1d2da2" officeooo:paragraph-rsid="001d2da2" style:font-weight-asian="normal" style:font-weight-complex="normal"/>
    </style:style>
    <style:style style:name="P7" style:family="paragraph" style:parent-style-name="Standard">
      <style:text-properties style:font-name="Arial1" fo:font-style="normal" fo:font-weight="normal" officeooo:rsid="001d2da2" officeooo:paragraph-rsid="001d2da2" style:font-style-asian="normal" style:font-weight-asian="normal" style:font-style-complex="normal" style:font-weight-complex="normal"/>
    </style:style>
    <style:style style:name="T1" style:family="text">
      <style:text-properties officeooo:rsid="0018eb37"/>
    </style:style>
    <style:style style:name="T2" style:family="text">
      <style:text-properties fo:font-weight="normal" officeooo:rsid="001aa8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a86b"/>
    </style:style>
    <style:style style:name="T5" style:family="text">
      <style:text-properties officeooo:rsid="001b44cc"/>
    </style:style>
    <style:style style:name="T6" style:family="text">
      <style:text-properties officeooo:rsid="001cd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ción e informe</text:p>
      <text:p text:style-name="P1"/>
      <text:p text:style-name="P2"><text:span text:style-name="T1">S</text:span><text:span text:style-name="T6">WITCH</text:span><text:span text:style-name="T1">: </text:span><text:span text:style-name="T2">Es un aparato que permite la conexión entre dispositivos, para la comunicación entre estas mismas. </text:span></text:p>
      <text:p text:style-name="P2"><text:span text:style-name="T3"/></text:p>
      <text:p text:style-name="P3">H<text:span text:style-name="T6">UB</text:span>: <text:tab/><text:span text:style-name="T4">El HUB es la forma inteligente hablando de la red, que es comparado con el Switch, pero la diferencia de que es mediante una red, <text:s/>el cual podemos conectar varios aparatos entre sí para la comunicación,</text:span></text:p>
      <text:p text:style-name="P3"/>
      <text:p text:style-name="P3">R<text:span text:style-name="T6">OUTER</text:span> : <text:span text:style-name="T5">Es el aparato que nos provee acceso a las red local, a internet mediante una forma inalámbrica mediante cualquier aparato tecnológico ( tablet, impresoras, discos de almacenamientos, etc.. )</text:span></text:p>
      <text:p text:style-name="P3"/>
      <text:p text:style-name="P3">AP: </text:p>
      <text:p text:style-name="P2"><text:span text:style-name="T3"/></text:p>
      <text:p text:style-name="P4">P<text:span text:style-name="T6">ROXY</text:span>: Es la parte <text:span text:style-name="T6">que sirve como intermedio de una forma entre un objeto o dispositivo y una servicio o red.</text:span></text:p>
      <text:p text:style-name="P4"/>
      <text:p text:style-name="P4"><text:span text:style-name="T6">FIREWALLl: Es un sistema que resguarda o protege a nuestra red privada, de usuarios o intrusos que tengan malas intenciones, como un virus. </text:span></text:p>
      <text:p text:style-name="P4"/>
      <text:p text:style-name="P5">RACK: Es una armario para guardas dispositivos tecnológicos, que sean importante para el uso personal y privado. </text:p>
      <text:p text:style-name="P5"/>
      <text:p text:style-name="P5">UPS: Es una empresa encargada de transportar paquetes, en algunas partes de los continentes del mundo ( África, Oriente medio, Europa), su sede es en Atlanta, Georgia, Estados Unidos. </text:p>
      <text:p text:style-name="P5"/>
      <text:p text:style-name="P6">SAN: Es un área de almacenamiento que utilizan algunas empresas para obtener un alto rendimiento, y también se puede decir que consta de un sistema de seguridad y recuperación de datos en un caso desastroso. </text:p>
      <text:p text:style-name="P6"/>
      <text:p text:style-name="P6">BACKUP: En simple palabras es una copia de seguridad de los datos originales, en caso de una perdida que pueda suceder. </text:p>
      <text:p text:style-name="P6"/>
      <text:p text:style-name="P6"/>
      <text:p text:style-name="P5"/>
      <text:p text:style-name="P5"/>
      <text:p text:style-name="P4"/>
      <text:p text:style-name="P4"><text:span text:style-name="T6"><text:s/></text:span></text:p>
      <text:p text:style-name="P7">Citas bibliográficas</text:p>
      <text:p text:style-name="P7">https://www.significados.com/switch/ </text:p>
      <text:p text:style-name="P7">https://www.profesionalreview.com/2019/02/12/hub-o-concentrador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0:29:20.531000000</meta:creation-date>
    <dc:date>2021-02-10T21:28:38.060000000</dc:date>
    <meta:editing-duration>PT4M19S</meta:editing-duration>
    <meta:editing-cycles>1</meta:editing-cycles>
    <meta:document-statistic meta:table-count="0" meta:image-count="0" meta:object-count="0" meta:page-count="1" meta:paragraph-count="15" meta:word-count="238" meta:character-count="1534" meta:non-whitespace-character-count="1299"/>
    <meta:generator>LibreOffice/7.0.0.3$Windows_X86_64 LibreOffice_project/8061b3e9204bef6b321a21033174034a5e2ea88e</meta:generator>
  </office:meta>
</office:document-meta>
</file>